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Utils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Utils.trunc( Calendar val ,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endarUtils.getCalendarIterator( Date focus , int rang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endarUtils.round( Object val , int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endarUtils.parse( String original , Locale locale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40">
            <text:p text:style-name="Table_20_Contents">40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CalendarUtil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Utils.trunc( Date val ,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endarUtils.parse( String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Utils.round( Calendar val ,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endarUtils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endarUtils.trunc( Object val , int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endarUtils.getCalendarIterator( Object focus , int rangeSty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endarUtils.modify( Calendar val , int field , boolean roun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alendarUtils.round( Date val ,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endarUtils.getCalendarIterator( Calendar focus , int rangeStyl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9">
            <text:p text:style-name="Table_20_Contents">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